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9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49"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49">
      <style:table-cell-properties fo:border="thin solid #000000" style:vertical-align="middle" fo:background-color="#FFFFCC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5" style:family="table-cell" style:parent-style-name="Default" style:data-style-name="N49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6" style:family="table-cell" style:parent-style-name="Default" style:data-style-name="N49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49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8" style:family="table-cell" style:parent-style-name="Default" style:data-style-name="N49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9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48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2" style:family="table-cell" style:parent-style-name="Default" style:data-style-name="N49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49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49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" style:family="table-cell" style:parent-style-name="Default" style:data-style-name="N49"/>
    <style:style style:name="ce18" style:family="table-cell" style:parent-style-name="Default" style:data-style-name="N4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20" style:family="table-cell" style:parent-style-name="Default" style:data-style-name="N48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21" style:family="table-cell" style:parent-style-name="Default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22" style:family="table-cell" style:parent-style-name="Default" style:data-style-name="N49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23" style:family="table-cell" style:parent-style-name="Default" style:data-style-name="N49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24" style:family="table-cell" style:parent-style-name="_19968__33324__32_2" style:data-style-name="N49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49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50">
      <style:table-cell-properties fo:border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" style:family="table-cell" style:parent-style-name="Default" style:data-style-name="N50">
      <style:table-cell-properties fo:border="thin solid #000000" style:vertical-align="middle" fo:wrap-option="wrap" style:cell-protect="non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" style:family="table-cell" style:parent-style-name="Default" style:data-style-name="N51">
      <style:table-cell-properties fo:border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" style:family="table-cell" style:parent-style-name="Default" style:data-style-name="N51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0" style:family="table-cell" style:parent-style-name="Default" style:data-style-name="N51">
      <style:table-cell-properties fo:border="thin solid #000000" style:vertical-align="middle" fo:wrap-option="wrap" style:cell-protect="non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1" style:family="table-cell" style:parent-style-name="Default" style:data-style-name="N51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4270833333333cm"/>
    </style:style>
    <style:style style:name="ro1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601" table:style-name="ta1">
        <table:table-column table:style-name="co1" table:number-columns-repeated="16384" table:default-cell-style-name="ce3"/>
        <table:table-row table:style-name="ro1">
          <table:table-cell office:value-type="string" table:number-columns-spanned="6" table:number-rows-spanned="1" table:style-name="ce18">
            <text:p>106年1月臺東縣臺東戶政事務所戶數人口數統計</text:p>
          </table:table-cell>
          <table:covered-table-cell table:number-columns-repeated="5"/>
          <table:table-cell office:value-type="string" table:style-name="ce2">
            <text:p>表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鄉鎮別</text:p>
          </table:table-cell>
          <table:table-cell office:value-type="string" table:style-name="ce5">
            <text:p>里數</text:p>
          </table:table-cell>
          <table:table-cell office:value-type="string" table:style-name="ce5">
            <text:p>鄰數</text:p>
          </table:table-cell>
          <table:table-cell office:value-type="string" table:style-name="ce5">
            <text:p>戶數</text:p>
          </table:table-cell>
          <table:table-cell office:value-type="string" table:style-name="ce5">
            <text:p>人口數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總計</text:p>
          </table:table-cell>
          <table:table-cell office:value-type="float" office:value="66" table:formula="of:=SUM([.B4:.B7])" table:style-name="ce7">
            <text:p>66<text:s/></text:p>
          </table:table-cell>
          <table:table-cell office:value-type="float" office:value="1415" table:formula="of:=SUM([.C4:.C7])" table:style-name="ce7">
            <text:p>1,415<text:s/></text:p>
          </table:table-cell>
          <table:table-cell office:value-type="float" office:value="49154" table:formula="of:=SUM([.D4:.D7])" table:style-name="ce7">
            <text:p>49,154<text:s/></text:p>
          </table:table-cell>
          <table:table-cell office:value-type="float" office:value="132612" table:formula="of:=SUM([.E4:.E7])" table:style-name="ce7">
            <text:p>132,612<text:s/></text:p>
          </table:table-cell>
          <table:table-cell office:value-type="float" office:value="67093" table:formula="of:=SUM([.F4:.F7])" table:style-name="ce7">
            <text:p>67,093<text:s/></text:p>
          </table:table-cell>
          <table:table-cell office:value-type="float" office:value="65519" table:formula="of:=SUM([.G4:.G7])" table:style-name="ce7">
            <text:p>65,519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臺東市</text:p>
          </table:table-cell>
          <table:table-cell office:value-type="float" office:value="46" table:style-name="ce9">
            <text:p>46<text:s/></text:p>
          </table:table-cell>
          <table:table-cell office:value-type="float" office:value="1035" table:style-name="ce9">
            <text:p>1,035<text:s/></text:p>
          </table:table-cell>
          <table:table-cell office:value-type="float" office:value="39566" table:style-name="ce9">
            <text:p>39,566<text:s/></text:p>
          </table:table-cell>
          <table:table-cell office:value-type="float" office:value="106364" table:style-name="ce9">
            <text:p>106,364<text:s/></text:p>
          </table:table-cell>
          <table:table-cell office:value-type="float" office:value="53355" table:style-name="ce9">
            <text:p>53,355<text:s/></text:p>
          </table:table-cell>
          <table:table-cell office:value-type="float" office:value="53009" table:style-name="ce10">
            <text:p>53,009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卑南鄉</text:p>
          </table:table-cell>
          <table:table-cell office:value-type="float" office:value="13" table:style-name="ce12">
            <text:p>13<text:s/></text:p>
          </table:table-cell>
          <table:table-cell office:value-type="float" office:value="300" table:style-name="ce12">
            <text:p>300<text:s/></text:p>
          </table:table-cell>
          <table:table-cell office:value-type="float" office:value="6676" table:style-name="ce12">
            <text:p>6,676<text:s/></text:p>
          </table:table-cell>
          <table:table-cell office:value-type="float" office:value="17440" table:style-name="ce12">
            <text:p>17,440<text:s/></text:p>
          </table:table-cell>
          <table:table-cell office:value-type="float" office:value="9222" table:style-name="ce12">
            <text:p>9,222<text:s/></text:p>
          </table:table-cell>
          <table:table-cell office:value-type="float" office:value="8218" table:style-name="ce12">
            <text:p>8,218<text:s/></text:p>
          </table:table-cell>
          <table:table-cell table:number-columns-repeated="16377" table:style-name="ce13"/>
        </table:table-row>
        <table:table-row table:style-name="ro1">
          <table:table-cell office:value-type="string" table:style-name="ce11">
            <text:p>綠島鄉</text:p>
          </table:table-cell>
          <table:table-cell office:value-type="float" office:value="3" table:style-name="ce14">
            <text:p>3<text:s/></text:p>
          </table:table-cell>
          <table:table-cell office:value-type="float" office:value="42" table:style-name="ce14">
            <text:p>42<text:s/></text:p>
          </table:table-cell>
          <table:table-cell office:value-type="float" office:value="1101" table:style-name="ce15">
            <text:p>1,101<text:s/></text:p>
          </table:table-cell>
          <table:table-cell office:value-type="float" office:value="3720" table:style-name="ce16">
            <text:p>3,720<text:s/></text:p>
          </table:table-cell>
          <table:table-cell office:value-type="float" office:value="1946" table:style-name="ce15">
            <text:p>1,946<text:s/></text:p>
          </table:table-cell>
          <table:table-cell office:value-type="float" office:value="1774" table:style-name="ce15">
            <text:p>1,774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蘭嶼鄉</text:p>
          </table:table-cell>
          <table:table-cell office:value-type="float" office:value="4" table:style-name="ce14">
            <text:p>4<text:s/></text:p>
          </table:table-cell>
          <table:table-cell office:value-type="float" office:value="38" table:style-name="ce14">
            <text:p>38<text:s/></text:p>
          </table:table-cell>
          <table:table-cell office:value-type="float" office:value="1811" table:style-name="ce15">
            <text:p>1,811<text:s/></text:p>
          </table:table-cell>
          <table:table-cell office:value-type="float" office:value="5088" table:style-name="ce16">
            <text:p>5,088<text:s/></text:p>
          </table:table-cell>
          <table:table-cell office:value-type="float" office:value="2570" table:style-name="ce15">
            <text:p>2,570<text:s/></text:p>
          </table:table-cell>
          <table:table-cell office:value-type="float" office:value="2518" table:style-name="ce15">
            <text:p>2,518<text:s/></text:p>
          </table:table-cell>
          <table:table-cell table:number-columns-repeated="16377" table:style-name="ce17"/>
        </table:table-row>
        <table:table-row table:number-rows-repeated="1048569" table:style-name="ro1">
          <table:table-cell table:number-columns-repeated="16384"/>
        </table:table-row>
      </table:table>
      <table:table table:name="10602" table:style-name="ta1">
        <table:table-column table:style-name="co1" table:number-columns-repeated="16384" table:default-cell-style-name="ce3"/>
        <table:table-row table:style-name="ro1">
          <table:table-cell office:value-type="string" table:number-columns-spanned="6" table:number-rows-spanned="1" table:style-name="ce18">
            <text:p>106年2月臺東縣臺東戶政事務所戶數人口數統計</text:p>
          </table:table-cell>
          <table:covered-table-cell table:number-columns-repeated="5"/>
          <table:table-cell office:value-type="string" table:style-name="ce2">
            <text:p>表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鄉鎮別</text:p>
          </table:table-cell>
          <table:table-cell office:value-type="string" table:style-name="ce5">
            <text:p>里數</text:p>
          </table:table-cell>
          <table:table-cell office:value-type="string" table:style-name="ce5">
            <text:p>鄰數</text:p>
          </table:table-cell>
          <table:table-cell office:value-type="string" table:style-name="ce5">
            <text:p>戶數</text:p>
          </table:table-cell>
          <table:table-cell office:value-type="string" table:style-name="ce5">
            <text:p>人口數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總計</text:p>
          </table:table-cell>
          <table:table-cell office:value-type="float" office:value="66" table:formula="of:=SUM([.B4:.B7])" table:style-name="ce7">
            <text:p>66<text:s/></text:p>
          </table:table-cell>
          <table:table-cell office:value-type="float" office:value="1415" table:formula="of:=SUM([.C4:.C7])" table:style-name="ce7">
            <text:p>1,415<text:s/></text:p>
          </table:table-cell>
          <table:table-cell office:value-type="float" office:value="49173" table:formula="of:=SUM([.D4:.D7])" table:style-name="ce7">
            <text:p>49,173<text:s/></text:p>
          </table:table-cell>
          <table:table-cell office:value-type="float" office:value="132610" table:formula="of:=SUM([.E4:.E7])" table:style-name="ce7">
            <text:p>132,610<text:s/></text:p>
          </table:table-cell>
          <table:table-cell office:value-type="float" office:value="67086" table:formula="of:=SUM([.F4:.F7])" table:style-name="ce7">
            <text:p>67,086<text:s/></text:p>
          </table:table-cell>
          <table:table-cell office:value-type="float" office:value="65524" table:formula="of:=SUM([.G4:.G7])" table:style-name="ce7">
            <text:p>65,524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臺東市</text:p>
          </table:table-cell>
          <table:table-cell office:value-type="float" office:value="46" table:style-name="ce9">
            <text:p>46<text:s/></text:p>
          </table:table-cell>
          <table:table-cell office:value-type="float" office:value="1035" table:style-name="ce9">
            <text:p>1,035<text:s/></text:p>
          </table:table-cell>
          <table:table-cell office:value-type="float" office:value="39583" table:style-name="ce9">
            <text:p>39,583<text:s/></text:p>
          </table:table-cell>
          <table:table-cell office:value-type="float" office:value="106357" table:style-name="ce9">
            <text:p>106,357<text:s/></text:p>
          </table:table-cell>
          <table:table-cell office:value-type="float" office:value="53349" table:style-name="ce9">
            <text:p>53,349<text:s/></text:p>
          </table:table-cell>
          <table:table-cell office:value-type="float" office:value="53008" table:style-name="ce10">
            <text:p>53,008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卑南鄉</text:p>
          </table:table-cell>
          <table:table-cell office:value-type="float" office:value="13" table:style-name="ce12">
            <text:p>13<text:s/></text:p>
          </table:table-cell>
          <table:table-cell office:value-type="float" office:value="300" table:style-name="ce12">
            <text:p>300<text:s/></text:p>
          </table:table-cell>
          <table:table-cell office:value-type="float" office:value="6677" table:style-name="ce12">
            <text:p>6,677<text:s/></text:p>
          </table:table-cell>
          <table:table-cell office:value-type="float" office:value="17452" table:style-name="ce12">
            <text:p>17,452<text:s/></text:p>
          </table:table-cell>
          <table:table-cell office:value-type="float" office:value="9221" table:style-name="ce12">
            <text:p>9,221<text:s/></text:p>
          </table:table-cell>
          <table:table-cell office:value-type="float" office:value="8231" table:style-name="ce12">
            <text:p>8,231<text:s/></text:p>
          </table:table-cell>
          <table:table-cell table:number-columns-repeated="16377" table:style-name="ce13"/>
        </table:table-row>
        <table:table-row table:style-name="ro1">
          <table:table-cell office:value-type="string" table:style-name="ce11">
            <text:p>綠島鄉</text:p>
          </table:table-cell>
          <table:table-cell office:value-type="float" office:value="3" table:style-name="ce14">
            <text:p>3<text:s/></text:p>
          </table:table-cell>
          <table:table-cell office:value-type="float" office:value="42" table:style-name="ce14">
            <text:p>42<text:s/></text:p>
          </table:table-cell>
          <table:table-cell office:value-type="float" office:value="1104" table:style-name="ce15">
            <text:p>1,104<text:s/></text:p>
          </table:table-cell>
          <table:table-cell office:value-type="float" office:value="3731" table:style-name="ce16">
            <text:p>3,731<text:s/></text:p>
          </table:table-cell>
          <table:table-cell office:value-type="float" office:value="1953" table:style-name="ce15">
            <text:p>1,953<text:s/></text:p>
          </table:table-cell>
          <table:table-cell office:value-type="float" office:value="1778" table:style-name="ce15">
            <text:p>1,778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蘭嶼鄉</text:p>
          </table:table-cell>
          <table:table-cell office:value-type="float" office:value="4" table:style-name="ce14">
            <text:p>4<text:s/></text:p>
          </table:table-cell>
          <table:table-cell office:value-type="float" office:value="38" table:style-name="ce14">
            <text:p>38<text:s/></text:p>
          </table:table-cell>
          <table:table-cell office:value-type="float" office:value="1809" table:style-name="ce15">
            <text:p>1,809<text:s/></text:p>
          </table:table-cell>
          <table:table-cell office:value-type="float" office:value="5070" table:style-name="ce16">
            <text:p>5,070<text:s/></text:p>
          </table:table-cell>
          <table:table-cell office:value-type="float" office:value="2563" table:style-name="ce15">
            <text:p>2,563<text:s/></text:p>
          </table:table-cell>
          <table:table-cell office:value-type="float" office:value="2507" table:style-name="ce15">
            <text:p>2,507<text:s/></text:p>
          </table:table-cell>
          <table:table-cell table:number-columns-repeated="16377" table:style-name="ce17"/>
        </table:table-row>
        <table:table-row table:number-rows-repeated="1048569" table:style-name="ro1">
          <table:table-cell table:number-columns-repeated="16384"/>
        </table:table-row>
      </table:table>
      <table:table table:name="10603" table:style-name="ta1">
        <table:table-column table:style-name="co1" table:number-columns-repeated="16384" table:default-cell-style-name="ce3"/>
        <table:table-row table:style-name="ro1">
          <table:table-cell office:value-type="string" table:number-columns-spanned="6" table:number-rows-spanned="1" table:style-name="ce18">
            <text:p>106年3月臺東縣臺東戶政事務所戶數人口數統計</text:p>
          </table:table-cell>
          <table:covered-table-cell table:number-columns-repeated="5"/>
          <table:table-cell office:value-type="string" table:style-name="ce2">
            <text:p>表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鄉鎮別</text:p>
          </table:table-cell>
          <table:table-cell office:value-type="string" table:style-name="ce5">
            <text:p>里數</text:p>
          </table:table-cell>
          <table:table-cell office:value-type="string" table:style-name="ce5">
            <text:p>鄰數</text:p>
          </table:table-cell>
          <table:table-cell office:value-type="string" table:style-name="ce5">
            <text:p>戶數</text:p>
          </table:table-cell>
          <table:table-cell office:value-type="string" table:style-name="ce5">
            <text:p>人口數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總計</text:p>
          </table:table-cell>
          <table:table-cell office:value-type="float" office:value="66" table:formula="of:=SUM([.B4:.B7])" table:style-name="ce7">
            <text:p>66<text:s/></text:p>
          </table:table-cell>
          <table:table-cell office:value-type="float" office:value="1415" table:formula="of:=SUM([.C4:.C7])" table:style-name="ce7">
            <text:p>1,415<text:s/></text:p>
          </table:table-cell>
          <table:table-cell office:value-type="float" office:value="49216" table:formula="of:=SUM([.D4:.D7])" table:style-name="ce7">
            <text:p>49,216<text:s/></text:p>
          </table:table-cell>
          <table:table-cell office:value-type="float" office:value="132592" table:formula="of:=SUM([.E4:.E7])" table:style-name="ce7">
            <text:p>132,592<text:s/></text:p>
          </table:table-cell>
          <table:table-cell office:value-type="float" office:value="67069" table:formula="of:=SUM([.F4:.F7])" table:style-name="ce7">
            <text:p>67,069<text:s/></text:p>
          </table:table-cell>
          <table:table-cell office:value-type="float" office:value="65523" table:formula="of:=SUM([.G4:.G7])" table:style-name="ce7">
            <text:p>65,523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臺東市</text:p>
          </table:table-cell>
          <table:table-cell office:value-type="float" office:value="46" table:style-name="ce9">
            <text:p>46<text:s/></text:p>
          </table:table-cell>
          <table:table-cell office:value-type="float" office:value="1035" table:style-name="ce9">
            <text:p>1,035<text:s/></text:p>
          </table:table-cell>
          <table:table-cell office:value-type="float" office:value="39620" table:style-name="ce9">
            <text:p>39,620<text:s/></text:p>
          </table:table-cell>
          <table:table-cell office:value-type="float" office:value="106357" table:style-name="ce9">
            <text:p>106,357<text:s/></text:p>
          </table:table-cell>
          <table:table-cell office:value-type="float" office:value="53341" table:style-name="ce9">
            <text:p>53,341<text:s/></text:p>
          </table:table-cell>
          <table:table-cell office:value-type="float" office:value="53016" table:style-name="ce10">
            <text:p>53,016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卑南鄉</text:p>
          </table:table-cell>
          <table:table-cell office:value-type="float" office:value="13" table:style-name="ce12">
            <text:p>13<text:s/></text:p>
          </table:table-cell>
          <table:table-cell office:value-type="float" office:value="300" table:style-name="ce12">
            <text:p>300<text:s/></text:p>
          </table:table-cell>
          <table:table-cell office:value-type="float" office:value="6677" table:style-name="ce12">
            <text:p>6,677<text:s/></text:p>
          </table:table-cell>
          <table:table-cell office:value-type="float" office:value="17442" table:formula="of:=SUM([.F5:.G5])" table:style-name="ce12">
            <text:p>17,442<text:s/></text:p>
          </table:table-cell>
          <table:table-cell office:value-type="float" office:value="9219" table:style-name="ce12">
            <text:p>9,219<text:s/></text:p>
          </table:table-cell>
          <table:table-cell office:value-type="float" office:value="8223" table:style-name="ce12">
            <text:p>8,223<text:s/></text:p>
          </table:table-cell>
          <table:table-cell table:number-columns-repeated="16377" table:style-name="ce13"/>
        </table:table-row>
        <table:table-row table:style-name="ro1">
          <table:table-cell office:value-type="string" table:style-name="ce11">
            <text:p>綠島鄉</text:p>
          </table:table-cell>
          <table:table-cell office:value-type="float" office:value="3" table:style-name="ce14">
            <text:p>3<text:s/></text:p>
          </table:table-cell>
          <table:table-cell office:value-type="float" office:value="42" table:style-name="ce14">
            <text:p>42<text:s/></text:p>
          </table:table-cell>
          <table:table-cell office:value-type="float" office:value="1111" table:style-name="ce15">
            <text:p>1,111<text:s/></text:p>
          </table:table-cell>
          <table:table-cell office:value-type="float" office:value="3741" table:style-name="ce16">
            <text:p>3,741<text:s/></text:p>
          </table:table-cell>
          <table:table-cell office:value-type="float" office:value="1956" table:style-name="ce15">
            <text:p>1,956<text:s/></text:p>
          </table:table-cell>
          <table:table-cell office:value-type="float" office:value="1785" table:style-name="ce15">
            <text:p>1,785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蘭嶼鄉</text:p>
          </table:table-cell>
          <table:table-cell office:value-type="float" office:value="4" table:style-name="ce14">
            <text:p>4<text:s/></text:p>
          </table:table-cell>
          <table:table-cell office:value-type="float" office:value="38" table:style-name="ce14">
            <text:p>38<text:s/></text:p>
          </table:table-cell>
          <table:table-cell office:value-type="float" office:value="1808" table:style-name="ce15">
            <text:p>1,808<text:s/></text:p>
          </table:table-cell>
          <table:table-cell office:value-type="float" office:value="5052" table:style-name="ce16">
            <text:p>5,052<text:s/></text:p>
          </table:table-cell>
          <table:table-cell office:value-type="float" office:value="2553" table:style-name="ce15">
            <text:p>2,553<text:s/></text:p>
          </table:table-cell>
          <table:table-cell office:value-type="float" office:value="2499" table:style-name="ce15">
            <text:p>2,499<text:s/></text:p>
          </table:table-cell>
          <table:table-cell table:number-columns-repeated="16377" table:style-name="ce17"/>
        </table:table-row>
        <table:table-row table:number-rows-repeated="1048569" table:style-name="ro1">
          <table:table-cell table:number-columns-repeated="16384"/>
        </table:table-row>
      </table:table>
      <table:table table:name="10604" table:style-name="ta1">
        <table:table-column table:style-name="co1" table:number-columns-repeated="16384" table:default-cell-style-name="ce3"/>
        <table:table-row table:style-name="ro1">
          <table:table-cell office:value-type="string" table:number-columns-spanned="6" table:number-rows-spanned="1" table:style-name="ce18">
            <text:p>106年4月臺東縣臺東戶政事務所戶數人口數統計</text:p>
          </table:table-cell>
          <table:covered-table-cell table:number-columns-repeated="5"/>
          <table:table-cell office:value-type="string" table:style-name="ce2">
            <text:p>表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鄉鎮別</text:p>
          </table:table-cell>
          <table:table-cell office:value-type="string" table:style-name="ce5">
            <text:p>里數</text:p>
          </table:table-cell>
          <table:table-cell office:value-type="string" table:style-name="ce5">
            <text:p>鄰數</text:p>
          </table:table-cell>
          <table:table-cell office:value-type="string" table:style-name="ce5">
            <text:p>戶數</text:p>
          </table:table-cell>
          <table:table-cell office:value-type="string" table:style-name="ce5">
            <text:p>人口數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總計</text:p>
          </table:table-cell>
          <table:table-cell office:value-type="float" office:value="66" table:formula="of:=SUM([.B4:.B7])" table:style-name="ce7">
            <text:p>66<text:s/></text:p>
          </table:table-cell>
          <table:table-cell office:value-type="float" office:value="1415" table:formula="of:=SUM([.C4:.C7])" table:style-name="ce7">
            <text:p>1,415<text:s/></text:p>
          </table:table-cell>
          <table:table-cell office:value-type="float" office:value="46546" table:formula="of:=SUM([.D4:.D7])" table:style-name="ce7">
            <text:p>46,546<text:s/></text:p>
          </table:table-cell>
          <table:table-cell office:value-type="float" office:value="132561" table:formula="of:=SUM([.E4:.E7])" table:style-name="ce7">
            <text:p>132,561<text:s/></text:p>
          </table:table-cell>
          <table:table-cell office:value-type="float" office:value="67057" table:formula="of:=SUM([.F4:.F7])" table:style-name="ce7">
            <text:p>67,057<text:s/></text:p>
          </table:table-cell>
          <table:table-cell office:value-type="float" office:value="65504" table:formula="of:=SUM([.G4:.G7])" table:style-name="ce7">
            <text:p>65,504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臺東市</text:p>
          </table:table-cell>
          <table:table-cell office:value-type="float" office:value="46" table:style-name="ce19">
            <text:p>46<text:s/></text:p>
          </table:table-cell>
          <table:table-cell office:value-type="float" office:value="1035" table:style-name="ce19">
            <text:p>1,035<text:s/></text:p>
          </table:table-cell>
          <table:table-cell office:value-type="float" office:value="36935" table:style-name="ce19">
            <text:p>36,935<text:s/></text:p>
          </table:table-cell>
          <table:table-cell office:value-type="float" office:value="106338" table:style-name="ce19">
            <text:p>106,338<text:s/></text:p>
          </table:table-cell>
          <table:table-cell office:value-type="float" office:value="53317" table:style-name="ce19">
            <text:p>53,317<text:s/></text:p>
          </table:table-cell>
          <table:table-cell office:value-type="float" office:value="53021" table:style-name="ce20">
            <text:p>53,021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卑南鄉</text:p>
          </table:table-cell>
          <table:table-cell office:value-type="float" office:value="13" table:style-name="ce8">
            <text:p>13<text:s/></text:p>
          </table:table-cell>
          <table:table-cell office:value-type="float" office:value="300" table:style-name="ce8">
            <text:p>300<text:s/></text:p>
          </table:table-cell>
          <table:table-cell office:value-type="float" office:value="6681" table:style-name="ce8">
            <text:p>6,681<text:s/></text:p>
          </table:table-cell>
          <table:table-cell office:value-type="float" office:value="17423" table:formula="of:=SUM([.F5:.G5])" table:style-name="ce8">
            <text:p>17,423<text:s/></text:p>
          </table:table-cell>
          <table:table-cell office:value-type="float" office:value="9214" table:style-name="ce8">
            <text:p>9,214<text:s/></text:p>
          </table:table-cell>
          <table:table-cell office:value-type="float" office:value="8209" table:style-name="ce8">
            <text:p>8,209<text:s/></text:p>
          </table:table-cell>
          <table:table-cell table:number-columns-repeated="16377" table:style-name="ce13"/>
        </table:table-row>
        <table:table-row table:style-name="ro1">
          <table:table-cell office:value-type="string" table:style-name="ce11">
            <text:p>綠島鄉</text:p>
          </table:table-cell>
          <table:table-cell office:value-type="float" office:value="3" table:style-name="ce21">
            <text:p>3<text:s/></text:p>
          </table:table-cell>
          <table:table-cell office:value-type="float" office:value="42" table:style-name="ce21">
            <text:p>42<text:s/></text:p>
          </table:table-cell>
          <table:table-cell office:value-type="float" office:value="1116" table:style-name="ce22">
            <text:p>1,116<text:s/></text:p>
          </table:table-cell>
          <table:table-cell office:value-type="float" office:value="3764" table:style-name="ce23">
            <text:p>3,764<text:s/></text:p>
          </table:table-cell>
          <table:table-cell office:value-type="float" office:value="1974" table:style-name="ce22">
            <text:p>1,974<text:s/></text:p>
          </table:table-cell>
          <table:table-cell office:value-type="float" office:value="1790" table:style-name="ce22">
            <text:p>1,790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蘭嶼鄉</text:p>
          </table:table-cell>
          <table:table-cell office:value-type="float" office:value="4" table:style-name="ce21">
            <text:p>4<text:s/></text:p>
          </table:table-cell>
          <table:table-cell office:value-type="float" office:value="38" table:style-name="ce21">
            <text:p>38<text:s/></text:p>
          </table:table-cell>
          <table:table-cell office:value-type="float" office:value="1814" table:style-name="ce22">
            <text:p>1,814<text:s/></text:p>
          </table:table-cell>
          <table:table-cell office:value-type="float" office:value="5036" table:style-name="ce23">
            <text:p>5,036<text:s/></text:p>
          </table:table-cell>
          <table:table-cell office:value-type="float" office:value="2552" table:style-name="ce22">
            <text:p>2,552<text:s/></text:p>
          </table:table-cell>
          <table:table-cell office:value-type="float" office:value="2484" table:style-name="ce22">
            <text:p>2,484<text:s/></text:p>
          </table:table-cell>
          <table:table-cell table:number-columns-repeated="16377" table:style-name="ce17"/>
        </table:table-row>
        <table:table-row table:number-rows-repeated="1048569" table:style-name="ro1">
          <table:table-cell table:number-columns-repeated="16384"/>
        </table:table-row>
      </table:table>
      <table:table table:name="10605" table:style-name="ta1">
        <table:table-column table:style-name="co1" table:number-columns-repeated="16384" table:default-cell-style-name="ce3"/>
        <table:table-row table:style-name="ro1">
          <table:table-cell office:value-type="string" table:number-columns-spanned="6" table:number-rows-spanned="1" table:style-name="ce18">
            <text:p>106年5月臺東縣臺東戶政事務所戶數人口數統計</text:p>
          </table:table-cell>
          <table:covered-table-cell table:number-columns-repeated="5"/>
          <table:table-cell office:value-type="string" table:style-name="ce2">
            <text:p>表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鄉鎮別</text:p>
          </table:table-cell>
          <table:table-cell office:value-type="string" table:style-name="ce5">
            <text:p>里數</text:p>
          </table:table-cell>
          <table:table-cell office:value-type="string" table:style-name="ce5">
            <text:p>鄰數</text:p>
          </table:table-cell>
          <table:table-cell office:value-type="string" table:style-name="ce5">
            <text:p>戶數</text:p>
          </table:table-cell>
          <table:table-cell office:value-type="string" table:style-name="ce5">
            <text:p>人口數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總計</text:p>
          </table:table-cell>
          <table:table-cell office:value-type="float" office:value="66" table:formula="of:=SUM([.B4:.B7])" table:style-name="ce7">
            <text:p>66<text:s/></text:p>
          </table:table-cell>
          <table:table-cell office:value-type="float" office:value="1415" table:formula="of:=SUM([.C4:.C7])" table:style-name="ce7">
            <text:p>1,415<text:s/></text:p>
          </table:table-cell>
          <table:table-cell office:value-type="float" office:value="49293" table:formula="of:=SUM([.D4:.D7])" table:style-name="ce7">
            <text:p>49,293<text:s/></text:p>
          </table:table-cell>
          <table:table-cell office:value-type="float" office:value="132597" table:formula="of:=SUM([.E4:.E7])" table:style-name="ce7">
            <text:p>132,597<text:s/></text:p>
          </table:table-cell>
          <table:table-cell office:value-type="float" office:value="67055" table:formula="of:=SUM([.F4:.F7])" table:style-name="ce7">
            <text:p>67,055<text:s/></text:p>
          </table:table-cell>
          <table:table-cell office:value-type="float" office:value="65542" table:formula="of:=SUM([.G4:.G7])" table:style-name="ce7">
            <text:p>65,542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臺東市</text:p>
          </table:table-cell>
          <table:table-cell office:value-type="float" office:value="46" table:style-name="ce9">
            <text:p>46<text:s/></text:p>
          </table:table-cell>
          <table:table-cell office:value-type="float" office:value="1035" table:style-name="ce9">
            <text:p>1,035<text:s/></text:p>
          </table:table-cell>
          <table:table-cell office:value-type="float" office:value="39660" table:style-name="ce9">
            <text:p>39,660<text:s/></text:p>
          </table:table-cell>
          <table:table-cell office:value-type="float" office:value="106335" table:style-name="ce9">
            <text:p>106,335<text:s/></text:p>
          </table:table-cell>
          <table:table-cell office:value-type="float" office:value="53307" table:style-name="ce9">
            <text:p>53,307<text:s/></text:p>
          </table:table-cell>
          <table:table-cell office:value-type="float" office:value="53028" table:style-name="ce10">
            <text:p>53,028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卑南鄉</text:p>
          </table:table-cell>
          <table:table-cell office:value-type="float" office:value="13" table:style-name="ce12">
            <text:p>13<text:s/></text:p>
          </table:table-cell>
          <table:table-cell office:value-type="float" office:value="300" table:style-name="ce12">
            <text:p>300<text:s/></text:p>
          </table:table-cell>
          <table:table-cell office:value-type="float" office:value="6696" table:style-name="ce12">
            <text:p>6,696<text:s/></text:p>
          </table:table-cell>
          <table:table-cell office:value-type="float" office:value="17431" table:style-name="ce12">
            <text:p>17,431<text:s/></text:p>
          </table:table-cell>
          <table:table-cell office:value-type="float" office:value="9210" table:style-name="ce12">
            <text:p>9,210<text:s/></text:p>
          </table:table-cell>
          <table:table-cell office:value-type="float" office:value="8221" table:style-name="ce12">
            <text:p>8,221<text:s/></text:p>
          </table:table-cell>
          <table:table-cell table:number-columns-repeated="16377" table:style-name="ce13"/>
        </table:table-row>
        <table:table-row table:style-name="ro1">
          <table:table-cell office:value-type="string" table:style-name="ce11">
            <text:p>綠島鄉</text:p>
          </table:table-cell>
          <table:table-cell office:value-type="float" office:value="3" table:style-name="ce14">
            <text:p>3<text:s/></text:p>
          </table:table-cell>
          <table:table-cell office:value-type="float" office:value="42" table:style-name="ce14">
            <text:p>42<text:s/></text:p>
          </table:table-cell>
          <table:table-cell office:value-type="float" office:value="1123" table:style-name="ce15">
            <text:p>1,123<text:s/></text:p>
          </table:table-cell>
          <table:table-cell office:value-type="float" office:value="3789" table:style-name="ce16">
            <text:p>3,789<text:s/></text:p>
          </table:table-cell>
          <table:table-cell office:value-type="float" office:value="1988" table:style-name="ce15">
            <text:p>1,988<text:s/></text:p>
          </table:table-cell>
          <table:table-cell office:value-type="float" office:value="1801" table:style-name="ce15">
            <text:p>1,801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蘭嶼鄉</text:p>
          </table:table-cell>
          <table:table-cell office:value-type="float" office:value="4" table:style-name="ce14">
            <text:p>4<text:s/></text:p>
          </table:table-cell>
          <table:table-cell office:value-type="float" office:value="38" table:style-name="ce14">
            <text:p>38<text:s/></text:p>
          </table:table-cell>
          <table:table-cell office:value-type="float" office:value="1814" table:style-name="ce15">
            <text:p>1,814<text:s/></text:p>
          </table:table-cell>
          <table:table-cell office:value-type="float" office:value="5042" table:style-name="ce16">
            <text:p>5,042<text:s/></text:p>
          </table:table-cell>
          <table:table-cell office:value-type="float" office:value="2550" table:style-name="ce15">
            <text:p>2,550<text:s/></text:p>
          </table:table-cell>
          <table:table-cell office:value-type="float" office:value="2492" table:style-name="ce15">
            <text:p>2,492<text:s/></text:p>
          </table:table-cell>
          <table:table-cell table:number-columns-repeated="16377" table:style-name="ce17"/>
        </table:table-row>
        <table:table-row table:number-rows-repeated="1048569" table:style-name="ro1">
          <table:table-cell table:number-columns-repeated="16384"/>
        </table:table-row>
      </table:table>
      <table:table table:name="10606" table:style-name="ta1">
        <table:table-column table:style-name="co1" table:number-columns-repeated="16384" table:default-cell-style-name="ce3"/>
        <table:table-row table:style-name="ro1">
          <table:table-cell office:value-type="string" table:number-columns-spanned="6" table:number-rows-spanned="1" table:style-name="ce18">
            <text:p>106年6月臺東縣臺東戶政事務所戶數人口數統計</text:p>
          </table:table-cell>
          <table:covered-table-cell table:number-columns-repeated="5"/>
          <table:table-cell office:value-type="string" table:style-name="ce2">
            <text:p>表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鄉鎮別</text:p>
          </table:table-cell>
          <table:table-cell office:value-type="string" table:style-name="ce5">
            <text:p>里數</text:p>
          </table:table-cell>
          <table:table-cell office:value-type="string" table:style-name="ce5">
            <text:p>鄰數</text:p>
          </table:table-cell>
          <table:table-cell office:value-type="string" table:style-name="ce5">
            <text:p>戶數</text:p>
          </table:table-cell>
          <table:table-cell office:value-type="string" table:style-name="ce5">
            <text:p>人口數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總計</text:p>
          </table:table-cell>
          <table:table-cell office:value-type="float" office:value="66" table:formula="of:=SUM([.B4:.B7])" table:style-name="ce7">
            <text:p>66<text:s/></text:p>
          </table:table-cell>
          <table:table-cell office:value-type="float" office:value="1415" table:formula="of:=SUM([.C4:.C7])" table:style-name="ce7">
            <text:p>1,415<text:s/></text:p>
          </table:table-cell>
          <table:table-cell office:value-type="float" office:value="49323" table:formula="of:=SUM([.D4:.D7])" table:style-name="ce7">
            <text:p>49,323<text:s/></text:p>
          </table:table-cell>
          <table:table-cell office:value-type="float" office:value="132540" table:formula="of:=SUM([.E4:.E7])" table:style-name="ce7">
            <text:p>132,540<text:s/></text:p>
          </table:table-cell>
          <table:table-cell office:value-type="float" office:value="67022" table:formula="of:=SUM([.F4:.F7])" table:style-name="ce7">
            <text:p>67,022<text:s/></text:p>
          </table:table-cell>
          <table:table-cell office:value-type="float" office:value="65518" table:formula="of:=SUM([.G4:.G7])" table:style-name="ce7">
            <text:p>65,518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臺東市</text:p>
          </table:table-cell>
          <table:table-cell office:value-type="float" office:value="46" table:style-name="ce9">
            <text:p>46<text:s/></text:p>
          </table:table-cell>
          <table:table-cell office:value-type="float" office:value="1035" table:style-name="ce9">
            <text:p>1,035<text:s/></text:p>
          </table:table-cell>
          <table:table-cell office:value-type="float" office:value="39687" table:style-name="ce9">
            <text:p>39,687<text:s/></text:p>
          </table:table-cell>
          <table:table-cell office:value-type="float" office:value="106270" table:style-name="ce9">
            <text:p>106,270<text:s/></text:p>
          </table:table-cell>
          <table:table-cell office:value-type="float" office:value="53269" table:style-name="ce9">
            <text:p>53,269<text:s/></text:p>
          </table:table-cell>
          <table:table-cell office:value-type="float" office:value="53001" table:style-name="ce10">
            <text:p>53,001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卑南鄉</text:p>
          </table:table-cell>
          <table:table-cell office:value-type="float" office:value="13" table:style-name="ce24">
            <text:p>13<text:s/></text:p>
          </table:table-cell>
          <table:table-cell office:value-type="float" office:value="300" table:style-name="ce24">
            <text:p>300<text:s/></text:p>
          </table:table-cell>
          <table:table-cell office:value-type="float" office:value="6699" table:style-name="ce24">
            <text:p>6,699<text:s/></text:p>
          </table:table-cell>
          <table:table-cell office:value-type="float" office:value="17431" table:style-name="ce24">
            <text:p>17,431<text:s/></text:p>
          </table:table-cell>
          <table:table-cell office:value-type="float" office:value="9211" table:style-name="ce24">
            <text:p>9,211<text:s/></text:p>
          </table:table-cell>
          <table:table-cell office:value-type="float" office:value="8220" table:style-name="ce24">
            <text:p>8,220<text:s/></text:p>
          </table:table-cell>
          <table:table-cell table:number-columns-repeated="16377" table:style-name="ce13"/>
        </table:table-row>
        <table:table-row table:style-name="ro1">
          <table:table-cell office:value-type="string" table:style-name="ce11">
            <text:p>綠島鄉</text:p>
          </table:table-cell>
          <table:table-cell office:value-type="float" office:value="3" table:style-name="ce14">
            <text:p>3<text:s/></text:p>
          </table:table-cell>
          <table:table-cell office:value-type="float" office:value="42" table:style-name="ce14">
            <text:p>42<text:s/></text:p>
          </table:table-cell>
          <table:table-cell office:value-type="float" office:value="1123" table:style-name="ce15">
            <text:p>1,123<text:s/></text:p>
          </table:table-cell>
          <table:table-cell office:value-type="float" office:value="3804" table:style-name="ce16">
            <text:p>3,804<text:s/></text:p>
          </table:table-cell>
          <table:table-cell office:value-type="float" office:value="1996" table:style-name="ce15">
            <text:p>1,996<text:s/></text:p>
          </table:table-cell>
          <table:table-cell office:value-type="float" office:value="1808" table:style-name="ce15">
            <text:p>1,808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蘭嶼鄉</text:p>
          </table:table-cell>
          <table:table-cell office:value-type="float" office:value="4" table:style-name="ce14">
            <text:p>4<text:s/></text:p>
          </table:table-cell>
          <table:table-cell office:value-type="float" office:value="38" table:style-name="ce14">
            <text:p>38<text:s/></text:p>
          </table:table-cell>
          <table:table-cell office:value-type="float" office:value="1814" table:style-name="ce15">
            <text:p>1,814<text:s/></text:p>
          </table:table-cell>
          <table:table-cell office:value-type="float" office:value="5035" table:style-name="ce16">
            <text:p>5,035<text:s/></text:p>
          </table:table-cell>
          <table:table-cell office:value-type="float" office:value="2546" table:style-name="ce15">
            <text:p>2,546<text:s/></text:p>
          </table:table-cell>
          <table:table-cell office:value-type="float" office:value="2489" table:style-name="ce15">
            <text:p>2,489<text:s/></text:p>
          </table:table-cell>
          <table:table-cell table:number-columns-repeated="16377" table:style-name="ce17"/>
        </table:table-row>
        <table:table-row table:number-rows-repeated="1048569" table:style-name="ro1">
          <table:table-cell table:number-columns-repeated="16384"/>
        </table:table-row>
      </table:table>
      <table:table table:name="10607" table:style-name="ta1">
        <table:table-column table:style-name="co1" table:number-columns-repeated="16384" table:default-cell-style-name="ce3"/>
        <table:table-row table:style-name="ro1">
          <table:table-cell office:value-type="string" table:number-columns-spanned="6" table:number-rows-spanned="1" table:style-name="ce18">
            <text:p>106年7月臺東縣臺東戶政事務所戶數人口數統計</text:p>
          </table:table-cell>
          <table:covered-table-cell table:number-columns-repeated="5"/>
          <table:table-cell office:value-type="string" table:style-name="ce2">
            <text:p>表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鄉鎮別</text:p>
          </table:table-cell>
          <table:table-cell office:value-type="string" table:style-name="ce5">
            <text:p>里數</text:p>
          </table:table-cell>
          <table:table-cell office:value-type="string" table:style-name="ce5">
            <text:p>鄰數</text:p>
          </table:table-cell>
          <table:table-cell office:value-type="string" table:style-name="ce5">
            <text:p>戶數</text:p>
          </table:table-cell>
          <table:table-cell office:value-type="string" table:style-name="ce5">
            <text:p>人口數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總計</text:p>
          </table:table-cell>
          <table:table-cell office:value-type="float" office:value="66" table:formula="of:=SUM([.B4:.B7])" table:style-name="ce7">
            <text:p>66<text:s/></text:p>
          </table:table-cell>
          <table:table-cell office:value-type="float" office:value="1415" table:formula="of:=SUM([.C4:.C7])" table:style-name="ce7">
            <text:p>1,415<text:s/></text:p>
          </table:table-cell>
          <table:table-cell office:value-type="float" office:value="49335" table:formula="of:=SUM([.D4:.D7])" table:style-name="ce7">
            <text:p>49,335<text:s/></text:p>
          </table:table-cell>
          <table:table-cell office:value-type="float" office:value="132502" table:formula="of:=SUM([.E4:.E7])" table:style-name="ce7">
            <text:p>132,502<text:s/></text:p>
          </table:table-cell>
          <table:table-cell office:value-type="float" office:value="66989" table:formula="of:=SUM([.F4:.F7])" table:style-name="ce7">
            <text:p>66,989<text:s/></text:p>
          </table:table-cell>
          <table:table-cell office:value-type="float" office:value="65513" table:formula="of:=SUM([.G4:.G7])" table:style-name="ce7">
            <text:p>65,513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臺東市</text:p>
          </table:table-cell>
          <table:table-cell office:value-type="float" office:value="46" table:style-name="ce9">
            <text:p>46<text:s/></text:p>
          </table:table-cell>
          <table:table-cell office:value-type="float" office:value="1035" table:style-name="ce9">
            <text:p>1,035<text:s/></text:p>
          </table:table-cell>
          <table:table-cell office:value-type="float" office:value="39680" table:style-name="ce9">
            <text:p>39,680<text:s/></text:p>
          </table:table-cell>
          <table:table-cell office:value-type="float" office:value="106200" table:style-name="ce9">
            <text:p>106,200<text:s/></text:p>
          </table:table-cell>
          <table:table-cell office:value-type="float" office:value="53229" table:style-name="ce9">
            <text:p>53,229<text:s/></text:p>
          </table:table-cell>
          <table:table-cell office:value-type="float" office:value="52971" table:style-name="ce10">
            <text:p>52,971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卑南鄉</text:p>
          </table:table-cell>
          <table:table-cell office:value-type="float" office:value="13" table:style-name="ce24">
            <text:p>13<text:s/></text:p>
          </table:table-cell>
          <table:table-cell office:value-type="float" office:value="300" table:style-name="ce24">
            <text:p>300<text:s/></text:p>
          </table:table-cell>
          <table:table-cell office:value-type="float" office:value="6700" table:style-name="ce24">
            <text:p>6,700<text:s/></text:p>
          </table:table-cell>
          <table:table-cell office:value-type="float" office:value="17435" table:style-name="ce24">
            <text:p>17,435<text:s/></text:p>
          </table:table-cell>
          <table:table-cell office:value-type="float" office:value="9204" table:style-name="ce24">
            <text:p>9,204<text:s/></text:p>
          </table:table-cell>
          <table:table-cell office:value-type="float" office:value="8231" table:style-name="ce24">
            <text:p>8,231<text:s/></text:p>
          </table:table-cell>
          <table:table-cell table:number-columns-repeated="16377" table:style-name="ce13"/>
        </table:table-row>
        <table:table-row table:style-name="ro1">
          <table:table-cell office:value-type="string" table:style-name="ce11">
            <text:p>綠島鄉</text:p>
          </table:table-cell>
          <table:table-cell office:value-type="float" office:value="3" table:style-name="ce14">
            <text:p>3<text:s/></text:p>
          </table:table-cell>
          <table:table-cell office:value-type="float" office:value="42" table:style-name="ce14">
            <text:p>42<text:s/></text:p>
          </table:table-cell>
          <table:table-cell office:value-type="float" office:value="1137" table:style-name="ce15">
            <text:p>1,137<text:s/></text:p>
          </table:table-cell>
          <table:table-cell office:value-type="float" office:value="3814" table:style-name="ce16">
            <text:p>3,814<text:s/></text:p>
          </table:table-cell>
          <table:table-cell office:value-type="float" office:value="2008" table:style-name="ce15">
            <text:p>2,008<text:s/></text:p>
          </table:table-cell>
          <table:table-cell office:value-type="float" office:value="1806" table:style-name="ce15">
            <text:p>1,806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蘭嶼鄉</text:p>
          </table:table-cell>
          <table:table-cell office:value-type="float" office:value="4" table:style-name="ce14">
            <text:p>4<text:s/></text:p>
          </table:table-cell>
          <table:table-cell office:value-type="float" office:value="38" table:style-name="ce14">
            <text:p>38<text:s/></text:p>
          </table:table-cell>
          <table:table-cell office:value-type="float" office:value="1818" table:style-name="ce15">
            <text:p>1,818<text:s/></text:p>
          </table:table-cell>
          <table:table-cell office:value-type="float" office:value="5053" table:style-name="ce16">
            <text:p>5,053<text:s/></text:p>
          </table:table-cell>
          <table:table-cell office:value-type="float" office:value="2548" table:style-name="ce15">
            <text:p>2,548<text:s/></text:p>
          </table:table-cell>
          <table:table-cell office:value-type="float" office:value="2505" table:style-name="ce15">
            <text:p>2,505<text:s/></text:p>
          </table:table-cell>
          <table:table-cell table:number-columns-repeated="16377" table:style-name="ce17"/>
        </table:table-row>
        <table:table-row table:number-rows-repeated="1048569" table:style-name="ro1">
          <table:table-cell table:number-columns-repeated="16384"/>
        </table:table-row>
      </table:table>
      <table:table table:name="10608" table:style-name="ta1">
        <table:table-column table:style-name="co1" table:number-columns-repeated="16384" table:default-cell-style-name="ce3"/>
        <table:table-row table:style-name="ro1">
          <table:table-cell office:value-type="string" table:number-columns-spanned="6" table:number-rows-spanned="1" table:style-name="ce18">
            <text:p>106年8月臺東縣臺東戶政事務所戶數人口數統計</text:p>
          </table:table-cell>
          <table:covered-table-cell table:number-columns-repeated="5"/>
          <table:table-cell office:value-type="string" table:style-name="ce2">
            <text:p>表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鄉鎮別</text:p>
          </table:table-cell>
          <table:table-cell office:value-type="string" table:style-name="ce5">
            <text:p>里數</text:p>
          </table:table-cell>
          <table:table-cell office:value-type="string" table:style-name="ce5">
            <text:p>鄰數</text:p>
          </table:table-cell>
          <table:table-cell office:value-type="string" table:style-name="ce5">
            <text:p>戶數</text:p>
          </table:table-cell>
          <table:table-cell office:value-type="string" table:style-name="ce5">
            <text:p>人口數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總計</text:p>
          </table:table-cell>
          <table:table-cell office:value-type="float" office:value="66" table:formula="of:=SUM([.B4:.B7])" table:style-name="ce7">
            <text:p>66<text:s/></text:p>
          </table:table-cell>
          <table:table-cell office:value-type="float" office:value="1415" table:formula="of:=SUM([.C4:.C7])" table:style-name="ce7">
            <text:p>1,415<text:s/></text:p>
          </table:table-cell>
          <table:table-cell office:value-type="float" office:value="49397" table:formula="of:=SUM([.D4:.D7])" table:style-name="ce7">
            <text:p>49,397<text:s/></text:p>
          </table:table-cell>
          <table:table-cell office:value-type="float" office:value="132429" table:formula="of:=SUM([.E4:.E7])" table:style-name="ce7">
            <text:p>132,429<text:s/></text:p>
          </table:table-cell>
          <table:table-cell office:value-type="float" office:value="66935" table:formula="of:=SUM([.F4:.F7])" table:style-name="ce7">
            <text:p>66,935<text:s/></text:p>
          </table:table-cell>
          <table:table-cell office:value-type="float" office:value="65494" table:formula="of:=SUM([.G4:.G7])" table:style-name="ce7">
            <text:p>65,494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臺東市</text:p>
          </table:table-cell>
          <table:table-cell office:value-type="float" office:value="46" table:style-name="ce9">
            <text:p>46<text:s/></text:p>
          </table:table-cell>
          <table:table-cell office:value-type="float" office:value="1035" table:style-name="ce9">
            <text:p>1,035<text:s/></text:p>
          </table:table-cell>
          <table:table-cell office:value-type="float" office:value="39707" table:style-name="ce9">
            <text:p>39,707<text:s/></text:p>
          </table:table-cell>
          <table:table-cell office:value-type="float" office:value="106092" table:style-name="ce9">
            <text:p>106,092<text:s/></text:p>
          </table:table-cell>
          <table:table-cell office:value-type="float" office:value="53160" table:style-name="ce9">
            <text:p>53,160<text:s/></text:p>
          </table:table-cell>
          <table:table-cell office:value-type="float" office:value="52932" table:style-name="ce10">
            <text:p>52,932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卑南鄉</text:p>
          </table:table-cell>
          <table:table-cell office:value-type="float" office:value="13" table:style-name="ce24">
            <text:p>13<text:s/></text:p>
          </table:table-cell>
          <table:table-cell office:value-type="float" office:value="300" table:style-name="ce24">
            <text:p>300<text:s/></text:p>
          </table:table-cell>
          <table:table-cell office:value-type="float" office:value="6706" table:style-name="ce24">
            <text:p>6,706<text:s/></text:p>
          </table:table-cell>
          <table:table-cell office:value-type="float" office:value="17442" table:style-name="ce24">
            <text:p>17,442<text:s/></text:p>
          </table:table-cell>
          <table:table-cell office:value-type="float" office:value="9209" table:style-name="ce24">
            <text:p>9,209<text:s/></text:p>
          </table:table-cell>
          <table:table-cell office:value-type="float" office:value="8233" table:style-name="ce24">
            <text:p>8,233<text:s/></text:p>
          </table:table-cell>
          <table:table-cell table:number-columns-repeated="16377" table:style-name="ce13"/>
        </table:table-row>
        <table:table-row table:style-name="ro1">
          <table:table-cell office:value-type="string" table:style-name="ce11">
            <text:p>綠島鄉</text:p>
          </table:table-cell>
          <table:table-cell office:value-type="float" office:value="3" table:style-name="ce14">
            <text:p>3<text:s/></text:p>
          </table:table-cell>
          <table:table-cell office:value-type="float" office:value="42" table:style-name="ce14">
            <text:p>42<text:s/></text:p>
          </table:table-cell>
          <table:table-cell office:value-type="float" office:value="1146" table:style-name="ce15">
            <text:p>1,146<text:s/></text:p>
          </table:table-cell>
          <table:table-cell office:value-type="float" office:value="3837" table:style-name="ce16">
            <text:p>3,837<text:s/></text:p>
          </table:table-cell>
          <table:table-cell office:value-type="float" office:value="2018" table:style-name="ce15">
            <text:p>2,018<text:s/></text:p>
          </table:table-cell>
          <table:table-cell office:value-type="float" office:value="1819" table:style-name="ce15">
            <text:p>1,819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蘭嶼鄉</text:p>
          </table:table-cell>
          <table:table-cell office:value-type="float" office:value="4" table:style-name="ce14">
            <text:p>4<text:s/></text:p>
          </table:table-cell>
          <table:table-cell office:value-type="float" office:value="38" table:style-name="ce14">
            <text:p>38<text:s/></text:p>
          </table:table-cell>
          <table:table-cell office:value-type="float" office:value="1838" table:style-name="ce15">
            <text:p>1,838<text:s/></text:p>
          </table:table-cell>
          <table:table-cell office:value-type="float" office:value="5058" table:style-name="ce16">
            <text:p>5,058<text:s/></text:p>
          </table:table-cell>
          <table:table-cell office:value-type="float" office:value="2548" table:style-name="ce15">
            <text:p>2,548<text:s/></text:p>
          </table:table-cell>
          <table:table-cell office:value-type="float" office:value="2510" table:style-name="ce15">
            <text:p>2,510<text:s/></text:p>
          </table:table-cell>
          <table:table-cell table:number-columns-repeated="16377" table:style-name="ce17"/>
        </table:table-row>
        <table:table-row table:number-rows-repeated="1048569" table:style-name="ro1">
          <table:table-cell table:number-columns-repeated="16384"/>
        </table:table-row>
      </table:table>
      <table:table table:name="10609" table:style-name="ta1">
        <table:table-column table:style-name="co1" table:number-columns-repeated="16384" table:default-cell-style-name="ce3"/>
        <table:table-row table:style-name="ro1">
          <table:table-cell office:value-type="string" table:number-columns-spanned="6" table:number-rows-spanned="1" table:style-name="ce18">
            <text:p>106年9月臺東縣臺東戶政事務所戶數人口數統計</text:p>
          </table:table-cell>
          <table:covered-table-cell table:number-columns-repeated="5"/>
          <table:table-cell office:value-type="string" table:style-name="ce2">
            <text:p>表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鄉鎮別</text:p>
          </table:table-cell>
          <table:table-cell office:value-type="string" table:style-name="ce5">
            <text:p>里數</text:p>
          </table:table-cell>
          <table:table-cell office:value-type="string" table:style-name="ce5">
            <text:p>鄰數</text:p>
          </table:table-cell>
          <table:table-cell office:value-type="string" table:style-name="ce5">
            <text:p>戶數</text:p>
          </table:table-cell>
          <table:table-cell office:value-type="string" table:style-name="ce5">
            <text:p>人口數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總計</text:p>
          </table:table-cell>
          <table:table-cell office:value-type="float" office:value="66" table:formula="of:=SUM([.B4:.B7])" table:style-name="ce25">
            <text:p>66<text:s/></text:p>
          </table:table-cell>
          <table:table-cell office:value-type="float" office:value="1415" table:formula="of:=SUM([.C4:.C7])" table:style-name="ce25">
            <text:p>1,415<text:s/></text:p>
          </table:table-cell>
          <table:table-cell office:value-type="float" office:value="49440" table:formula="of:=SUM([.D4:.D7])" table:style-name="ce25">
            <text:p>49,440<text:s/></text:p>
          </table:table-cell>
          <table:table-cell office:value-type="float" office:value="132377" table:formula="of:=SUM([.E4:.E7])" table:style-name="ce25">
            <text:p>132,377<text:s/></text:p>
          </table:table-cell>
          <table:table-cell office:value-type="float" office:value="66887" table:formula="of:=SUM([.F4:.F7])" table:style-name="ce25">
            <text:p>66,887<text:s/></text:p>
          </table:table-cell>
          <table:table-cell office:value-type="float" office:value="65490" table:formula="of:=SUM([.G4:.G7])" table:style-name="ce25">
            <text:p>65,490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臺東市</text:p>
          </table:table-cell>
          <table:table-cell office:value-type="float" office:value="46" table:style-name="ce9">
            <text:p>46<text:s/></text:p>
          </table:table-cell>
          <table:table-cell office:value-type="float" office:value="1035" table:style-name="ce9">
            <text:p>1,035<text:s/></text:p>
          </table:table-cell>
          <table:table-cell office:value-type="float" office:value="39744" table:style-name="ce9">
            <text:p>39,744<text:s/></text:p>
          </table:table-cell>
          <table:table-cell office:value-type="float" office:value="106026" table:style-name="ce9">
            <text:p>106,026<text:s/></text:p>
          </table:table-cell>
          <table:table-cell office:value-type="float" office:value="53104" table:style-name="ce9">
            <text:p>53,104<text:s/></text:p>
          </table:table-cell>
          <table:table-cell office:value-type="float" office:value="52922" table:style-name="ce10">
            <text:p>52,922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卑南鄉</text:p>
          </table:table-cell>
          <table:table-cell office:value-type="float" office:value="13" table:style-name="ce12">
            <text:p>13<text:s/></text:p>
          </table:table-cell>
          <table:table-cell office:value-type="float" office:value="300" table:style-name="ce12">
            <text:p>300<text:s/></text:p>
          </table:table-cell>
          <table:table-cell office:value-type="float" office:value="6714" table:style-name="ce12">
            <text:p>6,714<text:s/></text:p>
          </table:table-cell>
          <table:table-cell office:value-type="float" office:value="17436" table:formula="of:=SUM([.F5:.G5])" table:style-name="ce12">
            <text:p>17,436<text:s/></text:p>
          </table:table-cell>
          <table:table-cell office:value-type="float" office:value="9201" table:style-name="ce12">
            <text:p>9,201<text:s/></text:p>
          </table:table-cell>
          <table:table-cell office:value-type="float" office:value="8235" table:style-name="ce12">
            <text:p>8,235<text:s/></text:p>
          </table:table-cell>
          <table:table-cell table:number-columns-repeated="16377" table:style-name="ce13"/>
        </table:table-row>
        <table:table-row table:style-name="ro1">
          <table:table-cell office:value-type="string" table:style-name="ce11">
            <text:p>綠島鄉</text:p>
          </table:table-cell>
          <table:table-cell office:value-type="float" office:value="3" table:style-name="ce14">
            <text:p>3<text:s/></text:p>
          </table:table-cell>
          <table:table-cell office:value-type="float" office:value="42" table:style-name="ce14">
            <text:p>42<text:s/></text:p>
          </table:table-cell>
          <table:table-cell office:value-type="float" office:value="1145" table:style-name="ce15">
            <text:p>1,145<text:s/></text:p>
          </table:table-cell>
          <table:table-cell office:value-type="float" office:value="3861" table:style-name="ce16">
            <text:p>3,861<text:s/></text:p>
          </table:table-cell>
          <table:table-cell office:value-type="float" office:value="2033" table:style-name="ce15">
            <text:p>2,033<text:s/></text:p>
          </table:table-cell>
          <table:table-cell office:value-type="float" office:value="1828" table:style-name="ce15">
            <text:p>1,828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蘭嶼鄉</text:p>
          </table:table-cell>
          <table:table-cell office:value-type="float" office:value="4" table:style-name="ce14">
            <text:p>4<text:s/></text:p>
          </table:table-cell>
          <table:table-cell office:value-type="float" office:value="38" table:style-name="ce14">
            <text:p>38<text:s/></text:p>
          </table:table-cell>
          <table:table-cell office:value-type="float" office:value="1837" table:style-name="ce15">
            <text:p>1,837<text:s/></text:p>
          </table:table-cell>
          <table:table-cell office:value-type="float" office:value="5054" table:style-name="ce16">
            <text:p>5,054<text:s/></text:p>
          </table:table-cell>
          <table:table-cell office:value-type="float" office:value="2549" table:style-name="ce15">
            <text:p>2,549<text:s/></text:p>
          </table:table-cell>
          <table:table-cell office:value-type="float" office:value="2505" table:style-name="ce15">
            <text:p>2,505<text:s/></text:p>
          </table:table-cell>
          <table:table-cell table:number-columns-repeated="16377" table:style-name="ce17"/>
        </table:table-row>
        <table:table-row table:number-rows-repeated="1048569" table:style-name="ro1">
          <table:table-cell table:number-columns-repeated="16384"/>
        </table:table-row>
      </table:table>
      <table:table table:name="106010" table:style-name="ta1">
        <table:table-column table:style-name="co1" table:number-columns-repeated="16384" table:default-cell-style-name="ce3"/>
        <table:table-row table:style-name="ro1">
          <table:table-cell office:value-type="string" table:number-columns-spanned="6" table:number-rows-spanned="1" table:style-name="ce18">
            <text:p>106年10月臺東縣臺東戶政事務所戶數人口數統計</text:p>
          </table:table-cell>
          <table:covered-table-cell table:number-columns-repeated="5"/>
          <table:table-cell office:value-type="string" table:style-name="ce2">
            <text:p>表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鄉鎮別</text:p>
          </table:table-cell>
          <table:table-cell office:value-type="string" table:style-name="ce5">
            <text:p>里數</text:p>
          </table:table-cell>
          <table:table-cell office:value-type="string" table:style-name="ce5">
            <text:p>鄰數</text:p>
          </table:table-cell>
          <table:table-cell office:value-type="string" table:style-name="ce5">
            <text:p>戶數</text:p>
          </table:table-cell>
          <table:table-cell office:value-type="string" table:style-name="ce5">
            <text:p>人口數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總計</text:p>
          </table:table-cell>
          <table:table-cell office:value-type="float" office:value="66" table:formula="of:=SUM([.B4:.B7])" table:style-name="ce25">
            <text:p>66<text:s/></text:p>
          </table:table-cell>
          <table:table-cell office:value-type="float" office:value="1415" table:formula="of:=SUM([.C4:.C7])" table:style-name="ce25">
            <text:p>1,415<text:s/></text:p>
          </table:table-cell>
          <table:table-cell office:value-type="float" office:value="49446" table:formula="of:=SUM([.D4:.D7])" table:style-name="ce25">
            <text:p>49,446<text:s/></text:p>
          </table:table-cell>
          <table:table-cell office:value-type="float" office:value="132396" table:formula="of:=SUM([.E4:.E7])" table:style-name="ce25">
            <text:p>132,396<text:s/></text:p>
          </table:table-cell>
          <table:table-cell office:value-type="float" office:value="66893" table:formula="of:=SUM([.F4:.F7])" table:style-name="ce25">
            <text:p>66,893<text:s/></text:p>
          </table:table-cell>
          <table:table-cell office:value-type="float" office:value="65503" table:formula="of:=SUM([.G4:.G7])" table:style-name="ce25">
            <text:p>65,503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臺東市</text:p>
          </table:table-cell>
          <table:table-cell office:value-type="float" office:value="46" table:style-name="ce9">
            <text:p>46<text:s/></text:p>
          </table:table-cell>
          <table:table-cell office:value-type="float" office:value="1035" table:style-name="ce9">
            <text:p>1,035<text:s/></text:p>
          </table:table-cell>
          <table:table-cell office:value-type="float" office:value="39749" table:style-name="ce9">
            <text:p>39,749<text:s/></text:p>
          </table:table-cell>
          <table:table-cell office:value-type="float" office:value="106018" table:style-name="ce9">
            <text:p>106,018<text:s/></text:p>
          </table:table-cell>
          <table:table-cell office:value-type="float" office:value="53106" table:style-name="ce9">
            <text:p>53,106<text:s/></text:p>
          </table:table-cell>
          <table:table-cell office:value-type="float" office:value="52912" table:style-name="ce10">
            <text:p>52,912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卑南鄉</text:p>
          </table:table-cell>
          <table:table-cell office:value-type="float" office:value="13" table:style-name="ce12">
            <text:p>13<text:s/></text:p>
          </table:table-cell>
          <table:table-cell office:value-type="float" office:value="300" table:style-name="ce12">
            <text:p>300<text:s/></text:p>
          </table:table-cell>
          <table:table-cell office:value-type="float" office:value="6714" table:style-name="ce12">
            <text:p>6,714<text:s/></text:p>
          </table:table-cell>
          <table:table-cell office:value-type="float" office:value="17433" table:formula="of:=SUM([.F5:.G5])" table:style-name="ce12">
            <text:p>17,433<text:s/></text:p>
          </table:table-cell>
          <table:table-cell office:value-type="float" office:value="9200" table:style-name="ce12">
            <text:p>9,200<text:s/></text:p>
          </table:table-cell>
          <table:table-cell office:value-type="float" office:value="8233" table:style-name="ce12">
            <text:p>8,233<text:s/></text:p>
          </table:table-cell>
          <table:table-cell table:number-columns-repeated="16377" table:style-name="ce13"/>
        </table:table-row>
        <table:table-row table:style-name="ro1">
          <table:table-cell office:value-type="string" table:style-name="ce11">
            <text:p>綠島鄉</text:p>
          </table:table-cell>
          <table:table-cell office:value-type="float" office:value="3" table:style-name="ce14">
            <text:p>3<text:s/></text:p>
          </table:table-cell>
          <table:table-cell office:value-type="float" office:value="42" table:style-name="ce14">
            <text:p>42<text:s/></text:p>
          </table:table-cell>
          <table:table-cell office:value-type="float" office:value="1140" table:style-name="ce15">
            <text:p>1,140<text:s/></text:p>
          </table:table-cell>
          <table:table-cell office:value-type="float" office:value="3877" table:style-name="ce16">
            <text:p>3,877<text:s/></text:p>
          </table:table-cell>
          <table:table-cell office:value-type="float" office:value="2034" table:style-name="ce15">
            <text:p>2,034<text:s/></text:p>
          </table:table-cell>
          <table:table-cell office:value-type="float" office:value="1843" table:style-name="ce15">
            <text:p>1,843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蘭嶼鄉</text:p>
          </table:table-cell>
          <table:table-cell office:value-type="float" office:value="4" table:style-name="ce14">
            <text:p>4<text:s/></text:p>
          </table:table-cell>
          <table:table-cell office:value-type="float" office:value="38" table:style-name="ce14">
            <text:p>38<text:s/></text:p>
          </table:table-cell>
          <table:table-cell office:value-type="float" office:value="1843" table:style-name="ce15">
            <text:p>1,843<text:s/></text:p>
          </table:table-cell>
          <table:table-cell office:value-type="float" office:value="5068" table:style-name="ce16">
            <text:p>5,068<text:s/></text:p>
          </table:table-cell>
          <table:table-cell office:value-type="float" office:value="2553" table:style-name="ce15">
            <text:p>2,553<text:s/></text:p>
          </table:table-cell>
          <table:table-cell office:value-type="float" office:value="2515" table:style-name="ce15">
            <text:p>2,515<text:s/></text:p>
          </table:table-cell>
          <table:table-cell table:number-columns-repeated="16377" table:style-name="ce17"/>
        </table:table-row>
        <table:table-row table:number-rows-repeated="1048569" table:style-name="ro1">
          <table:table-cell table:number-columns-repeated="16384"/>
        </table:table-row>
      </table:table>
      <table:table table:name="106011" table:style-name="ta1">
        <table:table-column table:style-name="co1" table:number-columns-repeated="16384" table:default-cell-style-name="ce3"/>
        <table:table-row table:style-name="ro1">
          <table:table-cell office:value-type="string" table:number-columns-spanned="6" table:number-rows-spanned="1" table:style-name="ce18">
            <text:p>106年11月臺東縣臺東戶政事務所戶數人口數統計</text:p>
          </table:table-cell>
          <table:covered-table-cell table:number-columns-repeated="5"/>
          <table:table-cell office:value-type="string" table:style-name="ce2">
            <text:p>表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鄉鎮別</text:p>
          </table:table-cell>
          <table:table-cell office:value-type="string" table:style-name="ce5">
            <text:p>里數</text:p>
          </table:table-cell>
          <table:table-cell office:value-type="string" table:style-name="ce5">
            <text:p>鄰數</text:p>
          </table:table-cell>
          <table:table-cell office:value-type="string" table:style-name="ce5">
            <text:p>戶數</text:p>
          </table:table-cell>
          <table:table-cell office:value-type="string" table:style-name="ce5">
            <text:p>人口數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總計</text:p>
          </table:table-cell>
          <table:table-cell office:value-type="float" office:value="66" table:formula="of:=SUM([.B4:.B7])" table:style-name="ce25">
            <text:p>66<text:s/></text:p>
          </table:table-cell>
          <table:table-cell office:value-type="float" office:value="1415" table:formula="of:=SUM([.C4:.C7])" table:style-name="ce25">
            <text:p>1,415<text:s/></text:p>
          </table:table-cell>
          <table:table-cell office:value-type="float" office:value="49451" table:formula="of:=SUM([.D4:.D7])" table:style-name="ce25">
            <text:p>49,451<text:s/></text:p>
          </table:table-cell>
          <table:table-cell office:value-type="float" office:value="132405" table:formula="of:=SUM([.E4:.E7])" table:style-name="ce25">
            <text:p>132,405<text:s/></text:p>
          </table:table-cell>
          <table:table-cell office:value-type="float" office:value="66891" table:formula="of:=SUM([.F4:.F7])" table:style-name="ce25">
            <text:p>66,891<text:s/></text:p>
          </table:table-cell>
          <table:table-cell office:value-type="float" office:value="65514" table:formula="of:=SUM([.G4:.G7])" table:style-name="ce25">
            <text:p>65,514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臺東市</text:p>
          </table:table-cell>
          <table:table-cell office:value-type="float" office:value="46" table:style-name="ce9">
            <text:p>46<text:s/></text:p>
          </table:table-cell>
          <table:table-cell office:value-type="float" office:value="1035" table:style-name="ce9">
            <text:p>1,035<text:s/></text:p>
          </table:table-cell>
          <table:table-cell office:value-type="float" office:value="39742" table:style-name="ce9">
            <text:p>39,742<text:s/></text:p>
          </table:table-cell>
          <table:table-cell office:value-type="float" office:value="106008" table:style-name="ce9">
            <text:p>106,008<text:s/></text:p>
          </table:table-cell>
          <table:table-cell office:value-type="float" office:value="53097" table:style-name="ce9">
            <text:p>53,097<text:s/></text:p>
          </table:table-cell>
          <table:table-cell office:value-type="float" office:value="52911" table:style-name="ce10">
            <text:p>52,911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卑南鄉</text:p>
          </table:table-cell>
          <table:table-cell office:value-type="float" office:value="13" table:style-name="ce12">
            <text:p>13<text:s/></text:p>
          </table:table-cell>
          <table:table-cell office:value-type="float" office:value="300" table:style-name="ce12">
            <text:p>300<text:s/></text:p>
          </table:table-cell>
          <table:table-cell office:value-type="float" office:value="6718" table:style-name="ce12">
            <text:p>6,718<text:s/></text:p>
          </table:table-cell>
          <table:table-cell office:value-type="float" office:value="17435" table:style-name="ce12">
            <text:p>17,435<text:s/></text:p>
          </table:table-cell>
          <table:table-cell office:value-type="float" office:value="9195" table:style-name="ce12">
            <text:p>9,195<text:s/></text:p>
          </table:table-cell>
          <table:table-cell office:value-type="float" office:value="8240" table:style-name="ce12">
            <text:p>8,240<text:s/></text:p>
          </table:table-cell>
          <table:table-cell table:number-columns-repeated="16377" table:style-name="ce13"/>
        </table:table-row>
        <table:table-row table:style-name="ro1">
          <table:table-cell office:value-type="string" table:style-name="ce11">
            <text:p>綠島鄉</text:p>
          </table:table-cell>
          <table:table-cell office:value-type="float" office:value="3" table:style-name="ce14">
            <text:p>3<text:s/></text:p>
          </table:table-cell>
          <table:table-cell office:value-type="float" office:value="42" table:style-name="ce14">
            <text:p>42<text:s/></text:p>
          </table:table-cell>
          <table:table-cell office:value-type="float" office:value="1146" table:style-name="ce15">
            <text:p>1,146<text:s/></text:p>
          </table:table-cell>
          <table:table-cell office:value-type="float" office:value="3894" table:style-name="ce16">
            <text:p>3,894<text:s/></text:p>
          </table:table-cell>
          <table:table-cell office:value-type="float" office:value="2045" table:style-name="ce15">
            <text:p>2,045<text:s/></text:p>
          </table:table-cell>
          <table:table-cell office:value-type="float" office:value="1849" table:style-name="ce15">
            <text:p>1,849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蘭嶼鄉</text:p>
          </table:table-cell>
          <table:table-cell office:value-type="float" office:value="4" table:style-name="ce14">
            <text:p>4<text:s/></text:p>
          </table:table-cell>
          <table:table-cell office:value-type="float" office:value="38" table:style-name="ce14">
            <text:p>38<text:s/></text:p>
          </table:table-cell>
          <table:table-cell office:value-type="float" office:value="1845" table:style-name="ce15">
            <text:p>1,845<text:s/></text:p>
          </table:table-cell>
          <table:table-cell office:value-type="float" office:value="5068" table:style-name="ce16">
            <text:p>5,068<text:s/></text:p>
          </table:table-cell>
          <table:table-cell office:value-type="float" office:value="2554" table:style-name="ce15">
            <text:p>2,554<text:s/></text:p>
          </table:table-cell>
          <table:table-cell office:value-type="float" office:value="2514" table:style-name="ce15">
            <text:p>2,514<text:s/></text:p>
          </table:table-cell>
          <table:table-cell table:number-columns-repeated="16377" table:style-name="ce17"/>
        </table:table-row>
        <table:table-row table:number-rows-repeated="1048569" table:style-name="ro1">
          <table:table-cell table:number-columns-repeated="16384"/>
        </table:table-row>
      </table:table>
      <table:table table:name="106012" table:style-name="ta1">
        <table:table-column table:style-name="co1" table:number-columns-repeated="16384" table:default-cell-style-name="ce3"/>
        <table:table-row table:style-name="ro1">
          <table:table-cell office:value-type="string" table:number-columns-spanned="6" table:number-rows-spanned="1" table:style-name="ce18">
            <text:p>106年12月臺東縣臺東戶政事務所戶數人口數統計</text:p>
          </table:table-cell>
          <table:covered-table-cell table:number-columns-repeated="5"/>
          <table:table-cell office:value-type="string" table:style-name="ce2">
            <text:p>表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鄉鎮別</text:p>
          </table:table-cell>
          <table:table-cell office:value-type="string" table:style-name="ce5">
            <text:p>里數</text:p>
          </table:table-cell>
          <table:table-cell office:value-type="string" table:style-name="ce5">
            <text:p>鄰數</text:p>
          </table:table-cell>
          <table:table-cell office:value-type="string" table:style-name="ce5">
            <text:p>戶數</text:p>
          </table:table-cell>
          <table:table-cell office:value-type="string" table:style-name="ce5">
            <text:p>人口數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總計</text:p>
          </table:table-cell>
          <table:table-cell office:value-type="float" office:value="66" table:formula="of:=SUM([.B4:.B7])" table:style-name="ce25">
            <text:p>66<text:s/></text:p>
          </table:table-cell>
          <table:table-cell office:value-type="float" office:value="1415" table:formula="of:=SUM([.C4:.C7])" table:style-name="ce25">
            <text:p>1,415<text:s/></text:p>
          </table:table-cell>
          <table:table-cell office:value-type="float" office:value="49453" table:formula="of:=SUM([.D4:.D7])" table:style-name="ce25">
            <text:p>49,453<text:s/></text:p>
          </table:table-cell>
          <table:table-cell office:value-type="float" office:value="132360" table:formula="of:=SUM([.E4:.E7])" table:style-name="ce25">
            <text:p>132,360<text:s/></text:p>
          </table:table-cell>
          <table:table-cell office:value-type="float" office:value="66886" table:formula="of:=SUM([.F4:.F7])" table:style-name="ce25">
            <text:p>66,886<text:s/></text:p>
          </table:table-cell>
          <table:table-cell office:value-type="float" office:value="65474" table:formula="of:=SUM([.G4:.G7])" table:style-name="ce25">
            <text:p>65,474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臺東市</text:p>
          </table:table-cell>
          <table:table-cell office:value-type="float" office:value="46" table:style-name="ce26">
            <text:p>46<text:s/></text:p>
          </table:table-cell>
          <table:table-cell office:value-type="float" office:value="1035" table:style-name="ce26">
            <text:p>1,035<text:s/></text:p>
          </table:table-cell>
          <table:table-cell office:value-type="float" office:value="39741" table:style-name="ce26">
            <text:p>39,741<text:s/></text:p>
          </table:table-cell>
          <table:table-cell office:value-type="float" office:value="105960" table:style-name="ce26">
            <text:p>105,960<text:s/></text:p>
          </table:table-cell>
          <table:table-cell office:value-type="float" office:value="53079" table:style-name="ce26">
            <text:p>53,079<text:s/></text:p>
          </table:table-cell>
          <table:table-cell office:value-type="float" office:value="52881" table:style-name="ce27">
            <text:p>52,881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卑南鄉</text:p>
          </table:table-cell>
          <table:table-cell office:value-type="float" office:value="13" table:style-name="ce28">
            <text:p>13<text:s/></text:p>
          </table:table-cell>
          <table:table-cell office:value-type="float" office:value="300" table:style-name="ce28">
            <text:p>300<text:s/></text:p>
          </table:table-cell>
          <table:table-cell office:value-type="float" office:value="6716" table:style-name="ce28">
            <text:p>6,716<text:s/></text:p>
          </table:table-cell>
          <table:table-cell office:value-type="float" office:value="17399" table:formula="of:=SUM([.F5:.G5])" table:style-name="ce28">
            <text:p>17,399<text:s/></text:p>
          </table:table-cell>
          <table:table-cell office:value-type="float" office:value="9180" table:style-name="ce28">
            <text:p>9,180<text:s/></text:p>
          </table:table-cell>
          <table:table-cell office:value-type="float" office:value="8219" table:style-name="ce28">
            <text:p>8,219<text:s/></text:p>
          </table:table-cell>
          <table:table-cell table:number-columns-repeated="16377" table:style-name="ce13"/>
        </table:table-row>
        <table:table-row table:style-name="ro1">
          <table:table-cell office:value-type="string" table:style-name="ce11">
            <text:p>綠島鄉</text:p>
          </table:table-cell>
          <table:table-cell office:value-type="float" office:value="3" table:style-name="ce14">
            <text:p>3<text:s/></text:p>
          </table:table-cell>
          <table:table-cell office:value-type="float" office:value="42" table:style-name="ce14">
            <text:p>42<text:s/></text:p>
          </table:table-cell>
          <table:table-cell office:value-type="float" office:value="1148" table:style-name="ce15">
            <text:p>1,148<text:s/></text:p>
          </table:table-cell>
          <table:table-cell office:value-type="float" office:value="3926" table:style-name="ce16">
            <text:p>3,926<text:s/></text:p>
          </table:table-cell>
          <table:table-cell office:value-type="float" office:value="2067" table:style-name="ce15">
            <text:p>2,067<text:s/></text:p>
          </table:table-cell>
          <table:table-cell office:value-type="float" office:value="1859" table:style-name="ce15">
            <text:p>1,859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蘭嶼鄉</text:p>
          </table:table-cell>
          <table:table-cell office:value-type="float" office:value="4" table:style-name="ce29">
            <text:p>4<text:s/></text:p>
          </table:table-cell>
          <table:table-cell office:value-type="float" office:value="38" table:style-name="ce29">
            <text:p>38<text:s/></text:p>
          </table:table-cell>
          <table:table-cell office:value-type="float" office:value="1848" table:style-name="ce30">
            <text:p>1,848<text:s/></text:p>
          </table:table-cell>
          <table:table-cell office:value-type="float" office:value="5075" table:style-name="ce31">
            <text:p>5,075<text:s/></text:p>
          </table:table-cell>
          <table:table-cell office:value-type="float" office:value="2560" table:style-name="ce30">
            <text:p>2,560<text:s/></text:p>
          </table:table-cell>
          <table:table-cell office:value-type="float" office:value="2515" table:style-name="ce30">
            <text:p>2,515<text:s/></text:p>
          </table:table-cell>
          <table:table-cell table:number-columns-repeated="16377" table:style-name="ce1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number:number-style style:name="N49">
      <number:number number:decimal-places="0" number:min-integer-digits="1" number:grouping="true">
        <number:embedded-text number:position="0"> </number:embedded-text>
      </number:number>
    </number:number-style>
    <number:number-style style:name="N50P0">
      <number:number number:decimal-places="0" number:min-integer-digits="1" number:grouping="true">
        <number:embedded-text number:position="0"> </number:embedded-text>
      </number:number>
    </number:number-style>
    <number:number-style style:name="N50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0P0"/>
    </number:number-style>
    <number:number-style style:name="N51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100%" style:table-centering="none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V2707</meta:initial-creator>
    <dc:creator>admin</dc:creator>
    <meta:creation-date>2012-08-19T06:31:16Z</meta:creation-date>
    <dc:date>2018-01-03T08:00:49Z</dc:date>
    <meta:print-date>2013-10-01T03:38:55Z</meta:print-date>
  </office:meta>
</office:document-meta>
</file>